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NA ABARC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BARCA CABRERA DE ALVAREZ, ANA CEC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BARCA CABRERA DE ALVAREZ, ANA CEC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647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15:19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